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7.8052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310.5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21.5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office:value-type="string" table:style-name="ce3">
            <text:p>remark3</text:p>
          </table:table-cell>
          <table:table-cell table:number-columns-repeated="16376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userdata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office:value-type="string" table:style-name="ce5">
            <text:p><text:span text:style-name="T2">userDataType</text:span><text:s/>字段 {</text:p>
            <text:p><text:s text:c="2"/>name: string,</text:p>
            <text:p><text:s text:c="2"/>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last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this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 table:style-name="ce6">
            <text:p>summary总体情况。</text:p>
            <text:p>lastMonthSummary上月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number-columns-repeated="2" table:style-name="ce6"/>
          <table:table-cell table:number-columns-repeated="16376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  <text:p>equipmentid: string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5">
            <text:p><text:span text:style-name="T2">exDataType</text:span><text:s/>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</text:p>
            <text:p>}</text:p>
          </table:table-cell>
          <table:table-cell office:value-type="string" table:style-name="ce6">
            <text:p>energy为实际产生的有效能量，已经去掉损耗部分。</text:p>
          </table:table-cell>
          <table:table-cell table:number-columns-repeated="16376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2" table:style-name="ce6"/>
          <table:table-cell table:number-columns-repeated="16376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4">
            <text:p>/getUserLast10History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5">
            <text:p>lastIndex: int</text:p>
            <text:p>histories: exDataType[]</text:p>
          </table:table-cell>
          <table:table-cell office:value-type="string" table:style-name="ce6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2" table:style-name="ce6"/>
          <table:table-cell table:number-columns-repeated="16376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4">
            <text:p>/getExEquipmentData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equipmentid: string</text:p>
          </table:table-cell>
          <table:table-cell office:value-type="string" table:style-name="ce5">
            <text:p>success: boolean</text:p>
            <text:p>exEquipmentData: exEquipmentDataType</text:p>
          </table:table-cell>
          <table:table-cell office:value-type="string" table:style-name="ce6">
            <text:p>获取对应id号的健身器材信息，如果该健身器材不存在，则success返回false，exEquipmentData返回对应健身器材信息。</text:p>
          </table:table-cell>
          <table:table-cell office:value-type="string" table:style-name="ce5">
            <text:p><text:span text:style-name="T2">exEquipmentDataType</text:span><text:s/>字段 {</text:p>
            <text:p><text:s text:c="2"/>type: string,</text:p>
            <text:p><text:s text:c="2"/>name: string</text:p>
            <text:p>}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2" table:style-name="ce7"/>
          <table:table-cell table:number-columns-repeated="3" table:style-name="ce6"/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2-18T06:28:30Z</dc:date>
  </office:meta>
</office:document-meta>
</file>